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udents performance for top five students CHART" table:style-name="ta1">
        <table:shapes>
          <draw:frame draw:z-index="0" draw:style-name="gr1" draw:text-style-name="P1" svg:width="5.298in" svg:height="3.3571in" svg:x="2.6976in" svg:y="0.2299in">
            <draw:object draw:notify-on-update-of-ranges="'Students performance for top five students CHART'.A1:'Students performance for top five students CHART'.A1 'Students performance for top five students CHART'.A2:'Students performance for top five students CHART'.A6 'Students performance for top five students CHART'.B1:'Students performance for top five students CHART'.B1 'Students performance for top five students CHART'.B2:'Students performance for top five students CHART'.B6 'Students performance for top five students CHART'.C1:'Students performance for top five students CHART'.C1 'Students performance for top five students CHART'.C2:'Students performance for top five students CHART'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Total Sco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ly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b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vid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ily</text:p>
          </table:table-cell>
          <table:table-cell office:value-type="float" office:value="245" calcext:value-type="float">
            <text:p>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2T10:09:31.682000000</dc:date>
    <meta:editing-duration>PT3M37S</meta:editing-duration>
    <meta:editing-cycles>1</meta:editing-cycles>
    <meta:document-statistic meta:table-count="1" meta:cell-count="18" meta:object-count="1"/>
    <meta:generator>LibreOffice/24.2.3.2$Windows_X86_64 LibreOffice_project/433d9c2ded56988e8a90e6b2e771ee4e6a5ab2b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58cm" svg:height="8.528cm" xlink:href=".." xlink:type="simple" chart:class="chart:bar" chart:style-name="ch1">
        <chart:title svg:x="2.531cm" svg:y="0.306cm" chart:style-name="ch2">
          <text:p>Student performance for top five students</text:p>
        </chart:title>
        <chart:legend chart:legend-position="end" svg:x="10.957cm" svg:y="3.467cm" style:legend-expansion="high" chart:style-name="ch3"/>
        <chart:plot-area chart:style-name="ch4" table:cell-range-address="'Students performance for top five students CHART'.A1:'Students performance for top five students CHART'.C6" chart:data-source-has-labels="row" svg:x="0.461cm" svg:y="0.435cm" svg:width="10.418cm" svg:height="8.187cm">
          <chart:coordinate-region svg:x="0.897cm" svg:y="0.435cm" svg:width="9.702cm" svg:height="7.54cm"/>
          <chart:axis chart:dimension="x" chart:name="primary-x" chart:style-name="ch5">
            <chart:title svg:x="0cm" svg:y="5.366cm" chart:style-name="ch6">
              <text:p>Total score</text:p>
            </chart:title>
          </chart:axis>
          <chart:axis chart:dimension="y" chart:name="primary-y" chart:style-name="ch7">
            <chart:title svg:x="5.454cm" svg:y="7.968cm" chart:style-name="ch8">
              <text:p>ID</text:p>
            </chart:title>
            <chart:grid chart:style-name="ch9" chart:class="major"/>
          </chart:axis>
          <chart:series chart:style-name="ch10" chart:values-cell-range-address="'Students performance for top five students CHART'.A2:'Students performance for top five students CHART'.A6" chart:label-cell-address="'Students performance for top five students CHART'.A1:'Students performance for top five students CHART'.A1" chart:class="chart:bar">
            <chart:data-point chart:repeated="5"/>
          </chart:series>
          <chart:series chart:style-name="ch11" chart:values-cell-range-address="'Students performance for top five students CHART'.B2:'Students performance for top five students CHART'.B6" chart:label-cell-address="'Students performance for top five students CHART'.B1:'Students performance for top five students CHART'.B1" chart:class="chart:bar">
            <chart:data-point chart:repeated="5"/>
          </chart:series>
          <chart:series chart:style-name="ch12" chart:values-cell-range-address="'Students performance for top five students CHART'.C2:'Students performance for top five students CHART'.C6" chart:label-cell-address="'Students performance for top five students CHART'.C1:'Students performance for top five students CHART'.C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</text:p>
                <draw:g>
                  <svg:desc>'Students performance for top five students CHART'.A1:'Students performance for top five students CHART'.A1</svg:desc>
                </draw:g>
              </table:table-cell>
              <table:table-cell office:value-type="string">
                <text:p>Names</text:p>
                <draw:g>
                  <svg:desc>'Students performance for top five students CHART'.B1:'Students performance for top five students CHART'.B1</svg:desc>
                </draw:g>
              </table:table-cell>
              <table:table-cell office:value-type="string">
                <text:p>Total Score</text:p>
                <draw:g>
                  <svg:desc>'Students performance for top five students CHART'.C1:'Students performance for top five students CHAR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tudents performance for top five students CHART'.A2:'Students performance for top five students CHART'.A6</svg:desc>
                </draw:g>
              </table:table-cell>
              <table:table-cell office:value-type="float" office:value="NaN">
                <text:p>NaN</text:p>
                <draw:g>
                  <svg:desc>'Students performance for top five students CHART'.B2:'Students performance for top five students CHART'.B6</svg:desc>
                </draw:g>
              </table:table-cell>
              <table:table-cell office:value-type="float" office:value="285">
                <text:p>285</text:p>
                <draw:g>
                  <svg:desc>'Students performance for top five students CHART'.C2:'Students performance for top five students CHART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